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co6" style:family="table-column">
      <style:table-column-properties fo:break-before="auto" style:column-width="5.151cm"/>
    </style:style>
    <style:style style:name="co7" style:family="table-column">
      <style:table-column-properties fo:break-before="auto" style:column-width="13.466cm"/>
    </style:style>
    <style:style style:name="co8" style:family="table-column">
      <style:table-column-properties fo:break-before="auto" style:column-width="6.115cm"/>
    </style:style>
    <style:style style:name="co9" style:family="table-column">
      <style:table-column-properties fo:break-before="auto" style:column-width="6.366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14.291cm"/>
    </style:style>
    <style:style style:name="co12" style:family="table-column">
      <style:table-column-properties fo:break-before="auto" style:column-width="4.754cm"/>
    </style:style>
    <style:style style:name="co13" style:family="table-column">
      <style:table-column-properties fo:break-before="auto" style:column-width="3.706cm"/>
    </style:style>
    <style:style style:name="co14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4.52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ddddd" fo:border="0.74pt solid #000000"/>
    </style:style>
    <style:style style:name="ce24" style:family="table-cell" style:parent-style-name="Default">
      <style:text-properties style:font-name="Liberation Serif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ackground-color="#ffc1b1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ackground-color="#ffff00"/>
      <style:text-properties fo:color="#c9211e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order-bottom="0.74pt solid #000000" fo:background-color="#caffc0" fo:border-left="none" fo:border-right="none" fo:border-top="0.74pt solid #000000"/>
    </style:style>
    <style:style style:name="ce52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73" style:family="table-cell" style:parent-style-name="Default">
      <style:table-cell-properties fo:border-bottom="none" fo:background-color="#dddddd" style:text-align-source="value-type" style:repeat-content="false" fo:border-left="0.74pt solid #000000" fo:border-right="0.74pt solid #000000" fo:border-top="none"/>
      <style:paragraph-properties fo:margin-left="0cm"/>
    </style:style>
    <style:style style:name="ce39" style:family="table-cell" style:parent-style-name="Default">
      <style:table-cell-properties fo:border="none"/>
      <style:text-properties style:font-name="Liberation Serif"/>
    </style:style>
    <style:style style:name="ce77" style:family="table-cell" style:parent-style-name="Default">
      <style:table-cell-properties fo:background-color="#eeeeee" fo:border="0.74pt solid #000000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Шкала относительной важности" table:style-name="ta1">
        <table:table-column table:style-name="co3" table:default-cell-style-name="ce26"/>
        <table:table-column table:style-name="co4" table:default-cell-style-name="ce29"/>
        <table:table-column table:style-name="co5" table:default-cell-style-name="ce26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4">
          <table:table-cell table:style-name="ce25" office:value-type="string" calcext:value-type="string">
            <text:p>Оценка важности</text:p>
          </table:table-cell>
          <table:table-cell table:style-name="ce25" office:value-type="string" calcext:value-type="string">
            <text:p>Определение</text:p>
          </table:table-cell>
          <table:table-cell table:style-name="ce25" office:value-type="string" calcext:value-type="string">
            <text:p>Объяснения</text:p>
          </table:table-cell>
          <table:table-cell/>
          <table:table-cell table:style-name="ce36" office:value-type="string" calcext:value-type="string">
            <text:p>Размер матрицы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  <table:table-cell/>
          <table:table-cell table:style-name="ce36" office:value-type="string" calcext:value-type="string">
            <text:p>Случайная согласованность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0.58" calcext:value-type="float">
            <text:p>0,58</text:p>
          </table:table-cell>
          <table:table-cell table:style-name="ce26" office:value-type="float" office:value="0.9" calcext:value-type="float">
            <text:p>0,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  <table:table-cell table:number-columns-repeated="6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  <table:table-cell table:number-columns-repeated="6"/>
        </table:table-row>
      </table:table>
      <table:table table:name="Оценка_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42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42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42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42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42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333333333333333" calcext:value-type="float">
            <text:p>0,333333333333333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N13]" office:value-type="float" office:value="0.333333333333333" calcext:value-type="float">
            <text:p>0,333333333333333</text:p>
          </table:table-cell>
          <table:table-cell table:style-name="ce33" table:formula="of:=1/[.N14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I14]" office:value-type="float" office:value="0.333333333333333" calcext:value-type="float">
            <text:p>0,33333333333333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table:formula="of:=1/[.T12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P13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33" table:formula="of:=1/[.U12]" office:value-type="float" office:value="0.333333333333333" calcext:value-type="float">
            <text:p>0,333333333333333</text:p>
          </table:table-cell>
          <table:table-cell table:style-name="ce33" table:formula="of:=1/[.U1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U15]" office:value-type="float" office:value="0.2" calcext:value-type="float">
            <text:p>0,2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float" office:value="0.333333333333333" calcext:value-type="float">
            <text:p>0,333333333333333</text:p>
          </table:table-cell>
          <table:table-cell table:style-name="ce33" table:formula="of:=1/[.K14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33" table:formula="of:=1/[.V12]" office:value-type="float" office:value="1" calcext:value-type="float">
            <text:p>1</text:p>
          </table:table-cell>
          <table:table-cell table:style-name="ce33" table:formula="of:=1/[.V13]" office:value-type="float" office:value="0.333333333333333" calcext:value-type="float">
            <text:p>0,333333333333333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Приоритеты" table:style-name="ta1">
        <table:table-column table:style-name="co7" table:default-cell-style-name="ce45"/>
        <table:table-column table:style-name="co8" table:default-cell-style-name="ce50"/>
        <table:table-column table:style-name="co9" table:default-cell-style-name="Default"/>
        <table:table-column table:style-name="co10" table:default-cell-style-name="ce52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61" office:value-type="string" calcext:value-type="string" table:number-columns-spanned="4" table:number-rows-spanned="1">
            <text:p>2 уровень</text:p>
          </table:table-cell>
          <table:covered-table-cell table:number-columns-repeated="3" table:style-name="ce67"/>
          <table:table-cell table:number-columns-repeated="3"/>
        </table:table-row>
        <table:table-row table:style-name="ro4">
          <table:table-cell table:style-name="ce28" office:value-type="string" calcext:value-type="string">
            <text:p>Подцели глобальной цел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изменениями проекта</text:p>
          </table:table-cell>
          <table:table-cell table:style-name="ce49" table:formula="of:=POWER(PRODUCT([Оценка_целей.L3:.M3]); 0.5)" office:value-type="float" office:value="2.23606797749979" calcext:value-type="float">
            <text:p>2,23606797749979</text:p>
          </table:table-cell>
          <table:table-cell table:formula="of:=[.B3]/SUM([.B$3:.B$4])" office:value-type="float" office:value="0.833333333333333" calcext:value-type="float">
            <text:p>0,833333333333333</text:p>
          </table:table-cell>
          <table:table-cell table:formula="of:=[.C3]*1"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процесс согласования этапов с заказчиком </text:p>
          </table:table-cell>
          <table:table-cell table:style-name="ce49" table:formula="of:=POWER(PRODUCT([Оценка_целей.L4:.M4]); 0.5)" office:value-type="float" office:value="0.447213595499958" calcext:value-type="float">
            <text:p>0,447213595499958</text:p>
          </table:table-cell>
          <table:table-cell table:formula="of:=[.B4]/SUM([.B$3:.B$4])" office:value-type="float" office:value="0.166666666666667" calcext:value-type="float">
            <text:p>0,166666666666667</text:p>
          </table:table-cell>
          <table:table-cell table:formula="of:=[.C4]*1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L3:.L4])*[.C3] + SUM([Оценка_целей.M3:.M4])*[.C4]) - COUNT([.C3:.C4]))/(COUNT([.C3:.C4]) - 1)" office:value-type="float" office:value="0" calcext:value-type="float">
            <text:p>0</text:p>
          </table:table-cell>
          <table:table-cell table:style-name="ce51" table:formula="of:=[.B5]/0.0001" office:value-type="float" office:value="0" calcext:value-type="float">
            <text:p>0</text:p>
          </table:table-cell>
          <table:table-cell table:style-name="ce36" table:formula="of:=SUM([.D3:.D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1" office:value-type="string" calcext:value-type="string" table:number-columns-spanned="4" table:number-rows-spanned="1">
            <text:p>3 уровень</text:p>
          </table:table-cell>
          <table:covered-table-cell table:number-columns-repeated="3" table:style-name="ce67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системы</text:p>
            <text:p> управления изменениями проект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требованиями</text:p>
          </table:table-cell>
          <table:table-cell table:formula="of:=POWER(PRODUCT([Оценка_целей.F7:.G7]); 0.5)" office:value-type="float" office:value="0.577350269189626" calcext:value-type="float">
            <text:p>0,577350269189626</text:p>
          </table:table-cell>
          <table:table-cell table:formula="of:=[.B8]/SUM([.B$8:.B$9])" office:value-type="float" office:value="0.25" calcext:value-type="float">
            <text:p>0,25</text:p>
          </table:table-cell>
          <table:table-cell table:formula="of:=[.C8]*[.$D$3]" office:value-type="float" office:value="0.208333333333333" calcext:value-type="float">
            <text:p>0,208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Заложить риски миграции проекта на другую платформу </text:p>
          </table:table-cell>
          <table:table-cell table:formula="of:=POWER(PRODUCT([Оценка_целей.F8:.G8]); 0.5)" office:value-type="float" office:value="1.73205080756888" calcext:value-type="float">
            <text:p>1,73205080756888</text:p>
          </table:table-cell>
          <table:table-cell table:formula="of:=[.B9]/SUM([.B$8:.B$9])" office:value-type="float" office:value="0.75" calcext:value-type="float">
            <text:p>0,75</text:p>
          </table:table-cell>
          <table:table-cell table:formula="of:=[.C9]*[.$D$3]" office:value-type="float" office:value="0.625" calcext:value-type="float">
            <text:p>0,62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F7:.F8])*[.C8] + SUM([Оценка_целей.G7:.G8])*[.C9]) - COUNT([.C8:.C9]))/(COUNT([.C8:.C9]) - 1)" office:value-type="float" office:value="0" calcext:value-type="float">
            <text:p>0</text:p>
          </table:table-cell>
          <table:table-cell table:style-name="ce51" table:formula="of:=[.B10]/0.0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процесса</text:p>
            <text:p> Согласования этапов с заказчиком 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анализировать и интегрировать систему управления командами</text:p>
          </table:table-cell>
          <table:table-cell table:formula="of:=POWER(PRODUCT([Оценка_целей.Q7:.R7]); 1/2)" office:value-type="float" office:value="2.23606797749979" calcext:value-type="float">
            <text:p>2,23606797749979</text:p>
          </table:table-cell>
          <table:table-cell table:formula="of:=[.B13]/SUM([.B$13:.B$14])" office:value-type="float" office:value="0.833333333333333" calcext:value-type="float">
            <text:p>0,833333333333333</text:p>
          </table:table-cell>
          <table:table-cell table:formula="of:=[.C13]*[.$D$4]" office:value-type="float" office:value="0.138888888888889" calcext:value-type="float">
            <text:p>0,13888888888888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Ввести систему мониторинга лояльности заказчика</text:p>
          </table:table-cell>
          <table:table-cell table:formula="of:=POWER(PRODUCT([Оценка_целей.Q8:.R8]); 1/2)" office:value-type="float" office:value="0.447213595499958" calcext:value-type="float">
            <text:p>0,447213595499958</text:p>
          </table:table-cell>
          <table:table-cell table:formula="of:=[.B14]/SUM([.B$13:.B$14])" office:value-type="float" office:value="0.166666666666667" calcext:value-type="float">
            <text:p>0,166666666666667</text:p>
          </table:table-cell>
          <table:table-cell table:formula="of:=[.C14]*[.$D$4]" office:value-type="float" office:value="0.0277777777777778" calcext:value-type="float">
            <text:p>0,0277777777777778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Q7:.Q8])*[.C13] + SUM([Оценка_целей.R7:.R8])*[.C14]) - COUNT([.C13:.C14]))/(COUNT([.C13:.C14]) - 1)" office:value-type="float" office:value="0" calcext:value-type="float">
            <text:p>0</text:p>
          </table:table-cell>
          <table:table-cell table:style-name="ce51" table:formula="of:=[.B15]/0.00001" office:value-type="float" office:value="0" calcext:value-type="float">
            <text:p>0</text:p>
          </table:table-cell>
          <table:table-cell table:style-name="ce36" table:formula="of:=SUM([.D8];[.D9];[.D13];[.D1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6" office:value-type="string" calcext:value-type="string" table:number-columns-spanned="4" table:number-rows-spanned="1">
            <text:p>4 уровень</text:p>
          </table:table-cell>
          <table:covered-table-cell table:number-columns-repeated="3" table:style-name="ce70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обеспечения системы управления требованиям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B12:.E12]); 1/4)" office:value-type="float" office:value="0.38609739509609" calcext:value-type="float">
            <text:p>0,38609739509609</text:p>
          </table:table-cell>
          <table:table-cell table:formula="of:=[.B18]/SUM([.B$18:.B$21])" office:value-type="float" office:value="0.0764242516984691" calcext:value-type="float">
            <text:p>0,0764242516984691</text:p>
          </table:table-cell>
          <table:table-cell table:formula="of:=[.C18]*[.D8]+[.C32]*[.D13]" office:value-type="float" office:value="0.0357629889451176" calcext:value-type="float">
            <text:p>0,03576298894511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B13:.E13]); 1/4)" office:value-type="float" office:value="1.31607401295249" calcext:value-type="float">
            <text:p>1,31607401295249</text:p>
          </table:table-cell>
          <table:table-cell table:formula="of:=[.B19]/SUM([.B$18:.B$21])" office:value-type="float" office:value="0.260504144542762" calcext:value-type="float">
            <text:p>0,260504144542762</text:p>
          </table:table-cell>
          <table:table-cell table:style-name="ce73" table:formula="of:=[.C19]*[.D8]+[.C25]*[.D9]" office:value-type="float" office:value="0.130234333945094" calcext:value-type="float">
            <text:p>0,130234333945094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B14:.E14]); 1/4)" office:value-type="float" office:value="0.759835685651592" calcext:value-type="float">
            <text:p>0,759835685651592</text:p>
          </table:table-cell>
          <table:table-cell table:formula="of:=[.B20]/SUM([.B$18:.B$21])" office:value-type="float" office:value="0.150402137976777" calcext:value-type="float">
            <text:p>0,150402137976777</text:p>
          </table:table-cell>
          <table:table-cell table:formula="of:=[.C20]*[.D8]+[.C26]*[.D9]" office:value-type="float" office:value="0.204491146228478" calcext:value-type="float">
            <text:p>0,2044911462284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B15:.E15]); 1/4)" office:value-type="float" office:value="2.59002006411135" calcext:value-type="float">
            <text:p>2,59002006411135</text:p>
          </table:table-cell>
          <table:table-cell table:formula="of:=[.B21]/SUM([.B$18:.B$21])" office:value-type="float" office:value="0.512669465781992" calcext:value-type="float">
            <text:p>0,512669465781992</text:p>
          </table:table-cell>
          <table:table-cell table:formula="of:=[.C21]*[.D8]+[.C27]*[.D9]" office:value-type="float" office:value="0.406723496890561" calcext:value-type="float">
            <text:p>0,406723496890561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B12:.B15])*[.C18] + SUM([Оценка_целей.C12:.C15])*[.C19]+ SUM([Оценка_целей.D12:.D15])*[.C20]+ SUM([Оценка_целей.E12:.E15])*[.C21]) - COUNT([.C18:.C21]))/(COUNT([.C18:.C21]) - 1)" office:value-type="float" office:value="0.0642363476235331" calcext:value-type="float">
            <text:p>0,0642363476235331</text:p>
          </table:table-cell>
          <table:table-cell table:style-name="ce51" table:formula="of:=[.B22]/0.9" office:value-type="float" office:value="0.0713737195817034" calcext:value-type="float">
            <text:p>0,0713737195817034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33" office:value-type="string" calcext:value-type="string">
            <text:p>Цели для обеспечения оценки рисков </text:p>
            <text:p>Миграции проекта на другую платформу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H12:.K12]); 1/4)" office:value-type="float" office:value="0.577350269189626" calcext:value-type="float">
            <text:p>0,577350269189626</text:p>
          </table:table-cell>
          <table:table-cell table:formula="of:=[.B25]/SUM([.B$25:.B$28])" office:value-type="float" office:value="0.121540219464564" calcext:value-type="float">
            <text:p>0,121540219464564</text:p>
          </table:table-cell>
          <table:table-cell table:formula="of:=[.C19]*[.D8]+[.C25]*[.D9]" office:value-type="float" office:value="0.130234333945094" calcext:value-type="float">
            <text:p>0,1302343339450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H13:.K13]); 1/4)" office:value-type="float" office:value="1.31607401295249" calcext:value-type="float">
            <text:p>1,31607401295249</text:p>
          </table:table-cell>
          <table:table-cell table:formula="of:=[.B26]/SUM([.B$25:.B$28])" office:value-type="float" office:value="0.277051787973306" calcext:value-type="float">
            <text:p>0,277051787973306</text:p>
          </table:table-cell>
          <table:table-cell table:formula="of:=[.C20]*[.D8]+[.C26]*[.D9]" office:value-type="float" office:value="0.204491146228478" calcext:value-type="float">
            <text:p>0,20449114622847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H14:.K14]); 1/4)" office:value-type="float" office:value="2.27950705695478" calcext:value-type="float">
            <text:p>2,27950705695478</text:p>
          </table:table-cell>
          <table:table-cell table:formula="of:=[.B27]/SUM([.B$25:.B$28])" office:value-type="float" office:value="0.479867773097566" calcext:value-type="float">
            <text:p>0,479867773097566</text:p>
          </table:table-cell>
          <table:table-cell table:formula="of:=[.C21]*[.D8]+[.C27]*[.D9]" office:value-type="float" office:value="0.406723496890561" calcext:value-type="float">
            <text:p>0,4067234968905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H15:.K15]); 1/4)" office:value-type="float" office:value="0.577350269189626" calcext:value-type="float">
            <text:p>0,577350269189626</text:p>
          </table:table-cell>
          <table:table-cell table:formula="of:=[.B28]/SUM([.B$25:.B$28])" office:value-type="float" office:value="0.121540219464564" calcext:value-type="float">
            <text:p>0,121540219464564</text:p>
          </table:table-cell>
          <table:table-cell table:formula="of:=[.C28]*[.D9]+[.C33]*[.D13]+[.C38]*[.D14]" office:value-type="float" office:value="0.14316646889074" calcext:value-type="float">
            <text:p>0,14316646889074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H12:.H15])*[.C25] + SUM([Оценка_целей.I12:.I15])*[.C26]+ SUM([Оценка_целей.J12:.J15])*[.C27]+ SUM([Оценка_целей.K12:.K15])*[.C28]) - COUNT([.C25:.C28]))/(COUNT([.C25:.C28]) - 1)" office:value-type="float" office:value="0.0657624671678609" calcext:value-type="float">
            <text:p>0,0657624671678609</text:p>
          </table:table-cell>
          <table:table-cell table:style-name="ce51" table:formula="of:=[.B29]/0.9" office:value-type="float" office:value="0.0730694079642899" calcext:value-type="float">
            <text:p>0,0730694079642899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style-name="ce39"/>
          <table:table-cell table:number-columns-repeated="2"/>
        </table:table-row>
        <table:table-row table:style-name="ro8">
          <table:table-cell table:style-name="ce33" office:value-type="string" calcext:value-type="string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N12:.P12]); 1/3)" office:value-type="float" office:value="0.480749856769136" calcext:value-type="float">
            <text:p>0,480749856769136</text:p>
          </table:table-cell>
          <table:table-cell table:formula="of:=[.B32]/SUM([.B$32:.B$34])" office:value-type="float" office:value="0.142857142857143" calcext:value-type="float">
            <text:p>0,142857142857143</text:p>
          </table:table-cell>
          <table:table-cell table:formula="of:=[.C18]*[.D8]+[.C32]*[.D13]" office:value-type="float" office:value="0.0357629889451176" calcext:value-type="float">
            <text:p>0,03576298894511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N13:.P13]); 1/3)" office:value-type="float" office:value="1.44224957030741" calcext:value-type="float">
            <text:p>1,44224957030741</text:p>
          </table:table-cell>
          <table:table-cell table:formula="of:=[.B33]/SUM([.B$32:.B$34])" office:value-type="float" office:value="0.428571428571429" calcext:value-type="float">
            <text:p>0,428571428571429</text:p>
          </table:table-cell>
          <table:table-cell table:formula="of:=[.C28]*[.D9]+[.C33]*[.D13]+[.C38]*[.D14]" office:value-type="float" office:value="0.14316646889074" calcext:value-type="float">
            <text:p>0,143166468890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N14:.P14]); 1/3)" office:value-type="float" office:value="1.44224957030741" calcext:value-type="float">
            <text:p>1,44224957030741</text:p>
          </table:table-cell>
          <table:table-cell table:formula="of:=[.B34]/SUM([.B$32:.B$34])" office:value-type="float" office:value="0.428571428571429" calcext:value-type="float">
            <text:p>0,428571428571429</text:p>
          </table:table-cell>
          <table:table-cell table:formula="of:=[.C34]*[.D13]+[.C39]*[.D14]" office:value-type="float" office:value="0.0710081213626917" calcext:value-type="float">
            <text:p>0,071008121362691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N12:.N14])*[.C32] + SUM([Оценка_целей.O12:.O14])*[.C33]+ SUM([Оценка_целей.P12:.P14])*[.C34]) - COUNT([.C32:.C34]))/(COUNT([.C32:.C34]) - 1)" office:value-type="float" office:value="0" calcext:value-type="float">
            <text:p>0</text:p>
          </table:table-cell>
          <table:table-cell table:style-name="ce51" table:formula="of:=[.B35]/0.58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введения системы мониторинга лояльности заказчик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S12:.V12]); 1/4)" office:value-type="float" office:value="1.31607401295249" calcext:value-type="float">
            <text:p>1,31607401295249</text:p>
          </table:table-cell>
          <table:table-cell table:formula="of:=[.B38]/SUM([.B$38:.B$41])" office:value-type="float" office:value="0.276480799256821" calcext:value-type="float">
            <text:p>0,276480799256821</text:p>
          </table:table-cell>
          <table:table-cell table:formula="of:=[.C28]*[.D9]+[.C33]*[.D13]+[.C38]*[.D14]" office:value-type="float" office:value="0.14316646889074" calcext:value-type="float">
            <text:p>0,143166468890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S13:.V13]); 1/4)" office:value-type="float" office:value="1.96798967126543" calcext:value-type="float">
            <text:p>1,96798967126543</text:p>
          </table:table-cell>
          <table:table-cell table:formula="of:=[.B39]/SUM([.B$38:.B$41])" office:value-type="float" office:value="0.413435226199757" calcext:value-type="float">
            <text:p>0,413435226199757</text:p>
          </table:table-cell>
          <table:table-cell table:formula="of:=[.C34]*[.D13]+[.C39]*[.D14]" office:value-type="float" office:value="0.0710081213626917" calcext:value-type="float">
            <text:p>0,07100812136269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POWER(PRODUCT([Оценка_целей.S14:.V14]); 1/4)" office:value-type="float" office:value="0.339808848969424" calcext:value-type="float">
            <text:p>0,339808848969424</text:p>
          </table:table-cell>
          <table:table-cell table:formula="of:=[.B40]/SUM([.B$38:.B$41])" office:value-type="float" office:value="0.071387035404519" calcext:value-type="float">
            <text:p>0,071387035404519</text:p>
          </table:table-cell>
          <table:table-cell table:formula="of:=[.C40]*[.$D$14]" office:value-type="float" office:value="0.00198297320568108" calcext:value-type="float">
            <text:p>0,001982973205681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ивлечь экспертов со стороны заказчика</text:p>
          </table:table-cell>
          <table:table-cell table:formula="of:=POWER(PRODUCT([Оценка_целей.S15:.V15]); 1/4)" office:value-type="float" office:value="1.1362193664675" calcext:value-type="float">
            <text:p>1,1362193664675</text:p>
          </table:table-cell>
          <table:table-cell table:formula="of:=[.B41]/SUM([.B$38:.B$41])" office:value-type="float" office:value="0.238696939138903" calcext:value-type="float">
            <text:p>0,238696939138903</text:p>
          </table:table-cell>
          <table:table-cell table:formula="of:=[.C41]*[.$D$14]" office:value-type="float" office:value="0.0066304705316362" calcext:value-type="float">
            <text:p>0,0066304705316362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S12:.S15])*[.C38] + SUM([Оценка_целей.T12:.T15])*[.C39]+ SUM([Оценка_целей.U12:.U15])*[.C40]+ SUM([Оценка_целей.V12:.V15])*[.C41]) - COUNT([.C38:.C41]))/(COUNT([.C38:.C41]) - 1)" office:value-type="float" office:value="0.0698714943603388" calcext:value-type="float">
            <text:p>0,0698714943603388</text:p>
          </table:table-cell>
          <table:table-cell table:style-name="ce51" table:formula="of:=[.B42]/0.9" office:value-type="float" office:value="0.0776349937337097" calcext:value-type="float">
            <text:p>0,0776349937337097</text:p>
          </table:table-cell>
          <table:table-cell table:style-name="ce36" table:formula="of:=SUM([.D18:.D21];[.D28];[.D34];[.D40];[.D41])" office:value-type="float" office:value="1" calcext:value-type="float">
            <text:p>1</text:p>
          </table:table-cell>
          <table:table-cell table:number-columns-repeated="3"/>
        </table:table-row>
      </table:table>
      <table:table table:name="Парное сравнение" table:style-name="ta1">
        <table:table-column table:style-name="co13" table:default-cell-style-name="ce78"/>
        <table:table-column table:style-name="co1" table:number-columns-repeated="4" table:default-cell-style-name="Default"/>
        <table:table-column table:style-name="co1" table:default-cell-style-name="ce58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Default"/>
          <table:table-cell table:style-name="ce89" office:value-type="string" calcext:value-type="string" table:number-columns-spanned="5" table:number-rows-spanned="1">
            <text:p>Эксперт №1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1 &gt;</text:p>
          </table:table-cell>
          <table:table-cell office:value-type="string" calcext:value-type="string">
            <text:p>X5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2 &gt;</text:p>
          </table:table-cell>
          <table:table-cell table:style-name="Default" office:value-type="string" calcext:value-type="string">
            <text:p>X3 &gt;</text:p>
          </table:table-cell>
          <table:table-cell table:number-columns-repeated="2"/>
        </table:table-row>
        <table:table-row table:style-name="ro4">
          <table:table-cell table:style-name="ce77"/>
          <table:table-cell table:style-name="ce82" office:value-type="string" calcext:value-type="string">
            <text:p><text:s/>x1</text:p>
          </table:table-cell>
          <table:table-cell table:style-name="ce85" office:value-type="string" calcext:value-type="string">
            <text:p>x2</text:p>
          </table:table-cell>
          <table:table-cell table:style-name="ce85" office:value-type="string" calcext:value-type="string">
            <text:p>x3</text:p>
          </table:table-cell>
          <table:table-cell table:style-name="ce85" office:value-type="string" calcext:value-type="string">
            <text:p>x4</text:p>
          </table:table-cell>
          <table:table-cell table:style-name="ce86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79" office:value-type="string" calcext:value-type="string">
            <text:p>x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5 &gt;</text:p>
          </table:table-cell>
          <table:table-cell office:value-type="string" calcext:value-type="string">
            <text:p>X1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3 &gt;</text:p>
          </table:table-cell>
          <table:table-cell table:style-name="Default" office:value-type="string" calcext:value-type="string">
            <text:p>x2 &gt;</text:p>
          </table:table-cell>
          <table:table-cell table:number-columns-repeated="2"/>
        </table:table-row>
        <table:table-row table:style-name="ro4">
          <table:table-cell table:style-name="ce81"/>
          <table:table-cell table:style-name="ce89" office:value-type="string" calcext:value-type="string" table:number-columns-spanned="5" table:number-rows-spanned="1">
            <text:p>Эксперт №2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82" office:value-type="string" calcext:value-type="string">
            <text:p><text:s/>x1</text:p>
          </table:table-cell>
          <table:table-cell table:style-name="ce85" office:value-type="string" calcext:value-type="string">
            <text:p>x2</text:p>
          </table:table-cell>
          <table:table-cell table:style-name="ce85" office:value-type="string" calcext:value-type="string">
            <text:p>x3</text:p>
          </table:table-cell>
          <table:table-cell table:style-name="ce85" office:value-type="string" calcext:value-type="string">
            <text:p>x4</text:p>
          </table:table-cell>
          <table:table-cell table:style-name="ce86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79" office:value-type="string" calcext:value-type="string">
            <text:p>x5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X1 &gt;</text:p>
          </table:table-cell>
          <table:table-cell office:value-type="string" calcext:value-type="string">
            <text:p>x5 &gt;</text:p>
          </table:table-cell>
          <table:table-cell office:value-type="string" calcext:value-type="string">
            <text:p>X4 &gt; </text:p>
          </table:table-cell>
          <table:table-cell office:value-type="string" calcext:value-type="string">
            <text:p>X3 &gt;</text:p>
          </table:table-cell>
          <table:table-cell table:style-name="Default" office:value-type="string" calcext:value-type="string">
            <text:p>x2</text:p>
          </table:table-cell>
          <table:table-cell table:number-columns-repeated="2"/>
        </table:table-row>
        <table:table-row table:style-name="ro4">
          <table:table-cell table:style-name="Default"/>
          <table:table-cell table:style-name="ce89" office:value-type="string" calcext:value-type="string" table:number-columns-spanned="5" table:number-rows-spanned="1">
            <text:p>Эксперт №3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82" office:value-type="string" calcext:value-type="string">
            <text:p><text:s/>x1</text:p>
          </table:table-cell>
          <table:table-cell table:style-name="ce85" office:value-type="string" calcext:value-type="string">
            <text:p>x2</text:p>
          </table:table-cell>
          <table:table-cell table:style-name="ce85" office:value-type="string" calcext:value-type="string">
            <text:p>x3</text:p>
          </table:table-cell>
          <table:table-cell table:style-name="ce85" office:value-type="string" calcext:value-type="string">
            <text:p>x4</text:p>
          </table:table-cell>
          <table:table-cell table:style-name="ce86" office:value-type="string" calcext:value-type="string">
            <text:p>x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79" office:value-type="string" calcext:value-type="string">
            <text:p>x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</table:table-row>
        <table:table-row table:style-name="ro4" table:number-rows-repeated="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style-name="ce89" office:value-type="string" calcext:value-type="string" table:number-columns-spanned="6" table:number-rows-spanned="1">
            <text:p>Обобщённая матрица парных сравнений</text:p>
          </table:table-cell>
          <table:covered-table-cell table:number-columns-repeated="4"/>
          <table:covered-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82" office:value-type="string" calcext:value-type="string">
            <text:p><text:s/>x1</text:p>
          </table:table-cell>
          <table:table-cell table:style-name="ce85" office:value-type="string" calcext:value-type="string">
            <text:p>x2</text:p>
          </table:table-cell>
          <table:table-cell table:style-name="ce85" office:value-type="string" calcext:value-type="string">
            <text:p>x3</text:p>
          </table:table-cell>
          <table:table-cell table:style-name="ce85" office:value-type="string" calcext:value-type="string">
            <text:p>x4</text:p>
          </table:table-cell>
          <table:table-cell table:style-name="ce86" office:value-type="string" calcext:value-type="string">
            <text:p>x5</text:p>
          </table:table-cell>
          <table:table-cell table:style-name="ce80" office:value-type="string" calcext:value-type="string">
            <text:p>Сумма элементов</text:p>
          </table:table-cell>
          <table:table-cell table:style-name="ce80" office:value-type="string" calcext:value-type="string">
            <text:p>Ранг альтернативы</text:p>
          </table:table-cell>
        </table:table-row>
        <table:table-row table:style-name="ro4">
          <table:table-cell office:value-type="string" calcext:value-type="string">
            <text:p>x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6" table:formula="of:=SUM([.B31:.F31])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B32:.F32])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B33:.F33])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SUM([.B34:.F34])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</table:table-row>
        <table:table-row table:style-name="ro4">
          <table:table-cell table:style-name="ce79" office:value-type="string" calcext:value-type="string">
            <text:p>x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6" table:formula="of:=SUM([.B35:.F35])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</table:table-row>
        <table:table-row table:style-name="ro4">
          <table:table-cell table:style-name="ce80" office:value-type="string" calcext:value-type="string">
            <text:p>Ранг альтернативы</text:p>
          </table:table-cell>
          <table:table-cell table:style-name="ce77" table:formula="of:=SUM([.B31:.B35])" office:value-type="float" office:value="1" calcext:value-type="float">
            <text:p>1</text:p>
          </table:table-cell>
          <table:table-cell table:style-name="ce77" table:formula="of:=SUM([.C31:.C35])" office:value-type="float" office:value="5" calcext:value-type="float">
            <text:p>5</text:p>
          </table:table-cell>
          <table:table-cell table:style-name="ce77" table:formula="of:=SUM([.D31:.D35])" office:value-type="float" office:value="4" calcext:value-type="float">
            <text:p>4</text:p>
          </table:table-cell>
          <table:table-cell table:style-name="ce77" table:formula="of:=SUM([.E31:.E35])" office:value-type="float" office:value="3" calcext:value-type="float">
            <text:p>3</text:p>
          </table:table-cell>
          <table:table-cell table:style-name="ce77" table:formula="of:=SUM([.F31:.F35])" office:value-type="float" office:value="2" calcext:value-type="float">
            <text:p>2</text:p>
          </table:table-cell>
          <table:table-cell table:style-name="ce2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2-02T16:21:52.196573416</dc:date>
    <meta:editing-duration>PT13H30M3S</meta:editing-duration>
    <meta:editing-cycles>33</meta:editing-cycles>
    <meta:generator>LibreOffice/7.4.2.3$Linux_X86_64 LibreOffice_project/40$Build-3</meta:generator>
    <meta:document-statistic meta:table-count="5" meta:cell-count="577" meta:object-count="0"/>
  </office:meta>
</office:document-meta>
</file>